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style:font-name-asian="Monospace1" style:font-size-asian="11pt" style:font-name-complex="Monospace1" style:font-size-complex="11pt"/>
    </style:style>
    <style:style style:name="P13" style:family="paragraph" style:parent-style-name="Preformatted_20_Text">
      <style:text-properties style:use-window-font-color="true" style:font-name="FreeSans" fo:font-size="11pt" style:font-size-asian="11pt" style:font-size-complex="11pt"/>
    </style:style>
    <style:style style:name="P14"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15" style:family="paragraph" style:parent-style-name="Preformatted_20_Text">
      <style:text-properties officeooo:rsid="00271b81" officeooo:paragraph-rsid="00271b81"/>
    </style:style>
    <style:style style:name="P16" style:family="paragraph" style:parent-style-name="Preformatted_20_Text">
      <style:paragraph-properties style:border-line-width-bottom="0cm 0.004cm 0.002cm" fo:padding="0.074cm" fo:border-left="none" fo:border-right="none" fo:border-top="none" fo:border-bottom="0.14pt double #000000" style:join-border="false"/>
      <style:text-properties officeooo:rsid="001daa4e" officeooo:paragraph-rsid="001daa4e"/>
    </style:style>
    <style:style style:name="P17"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18"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19" style:family="paragraph" style:parent-style-name="Text_20_body">
      <style:text-properties style:font-name="FreeSans" fo:font-size="11pt" style:font-size-asian="11pt" style:font-size-complex="11pt"/>
    </style:style>
    <style:style style:name="P20" style:family="paragraph" style:parent-style-name="Text_20_body">
      <style:text-properties style:font-name="FreeSans" fo:font-size="11pt" officeooo:rsid="00271b81" style:font-size-asian="11pt" style:font-size-complex="11pt"/>
    </style:style>
    <style:style style:name="P21" style:family="paragraph" style:parent-style-name="Text_20_body">
      <style:text-properties style:font-name="FreeSans" fo:font-size="11pt" officeooo:rsid="00271b81" officeooo:paragraph-rsid="00271b81" style:font-size-asian="11pt" style:font-size-complex="11pt"/>
    </style:style>
    <style:style style:name="P22" style:family="paragraph" style:parent-style-name="Text_20_body">
      <style:text-properties style:font-name="FreeSans" fo:font-size="10pt" officeooo:rsid="00271b81" officeooo:paragraph-rsid="00271b81" style:font-size-asian="10pt" style:font-size-complex="10pt"/>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5" style:family="paragraph" style:parent-style-name="Text_20_body">
      <style:text-properties officeooo:rsid="00271b81" officeooo:paragraph-rsid="00271b81"/>
    </style:style>
    <style:style style:name="P2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2" style:family="paragraph" style:parent-style-name="code">
      <style:text-properties style:font-name="FreeSans" fo:font-size="11pt"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36" style:family="paragraph" style:parent-style-name="Standard">
      <style:text-properties style:font-name="FreeSans" fo:font-size="11pt" style:text-underline-style="none" style:font-size-asian="11pt" style:font-size-complex="11pt"/>
    </style:style>
    <style:style style:name="P37" style:family="paragraph" style:parent-style-name="Standard">
      <style:text-properties style:font-name="FreeSans" fo:font-size="11pt" style:text-underline-style="none" officeooo:paragraph-rsid="0020aeb6" style:font-size-asian="11pt" style:font-size-complex="11pt"/>
    </style:style>
    <style:style style:name="P38"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39" style:family="paragraph" style:parent-style-name="Standard">
      <style:text-properties officeooo:paragraph-rsid="002f934d"/>
    </style:style>
    <style:style style:name="P40"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41" style:family="paragraph" style:parent-style-name="Preformatted_20_Text">
      <style:paragraph-properties fo:background-color="transparent">
        <style:background-image/>
      </style:paragraph-properties>
      <style:text-properties style:use-window-font-color="true" style:text-underline-style="none" fo:background-color="transparent"/>
    </style:style>
    <style:style style:name="P42"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43" style:family="paragraph" style:parent-style-name="Preformatted_20_Text">
      <style:text-properties officeooo:rsid="0031066a" officeooo:paragraph-rsid="0031066a"/>
    </style:style>
    <style:style style:name="P44"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45"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46" style:family="paragraph" style:parent-style-name="Preformatted_20_Text">
      <style:paragraph-properties fo:background-color="transparent">
        <style:background-image/>
      </style:paragraph-properties>
      <style:text-properties style:use-window-font-color="true" style:text-underline-style="none" officeooo:rsid="0031066a" officeooo:paragraph-rsid="0031066a" fo:background-color="transparent"/>
    </style:style>
    <style:style style:name="P47"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48"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49" style:family="paragraph" style:parent-style-name="Standard">
      <style:text-properties style:font-name="FreeSans" fo:font-size="11pt" officeooo:rsid="002f934d" officeooo:paragraph-rsid="002f934d" style:font-size-asian="11pt" style:font-size-complex="11pt"/>
    </style:style>
    <style:style style:name="P50" style:family="paragraph" style:parent-style-name="Standard">
      <style:text-properties style:font-name="FreeSans" fo:font-size="11pt" officeooo:rsid="0031066a" officeooo:paragraph-rsid="0031066a" style:font-size-asian="11pt" style:font-size-complex="11pt"/>
    </style:style>
    <style:style style:name="P51"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2" style:family="paragraph" style:parent-style-name="Heading_20_2">
      <style:text-properties officeooo:rsid="00271b81"/>
    </style:style>
    <style:style style:name="P53" style:family="paragraph" style:parent-style-name="Heading_20_2">
      <style:text-properties style:font-name="FreeSans" fo:font-size="11pt" style:font-size-asian="11pt" style:font-size-complex="11pt"/>
    </style:style>
    <style:style style:name="P54" style:family="paragraph" style:parent-style-name="Heading_20_3">
      <style:text-properties officeooo:rsid="0031066a"/>
    </style:style>
    <style:style style:name="P55" style:family="paragraph" style:parent-style-name="Heading_20_1" style:master-page-name="Standard">
      <style:paragraph-properties style:page-number="auto"/>
      <style:text-properties style:text-underline-style="solid" style:text-underline-width="auto" style:text-underline-color="font-color"/>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officeooo:rsid="00271b81"/>
    </style:style>
    <style:style style:name="T13" style:family="text">
      <style:text-properties fo:font-style="italic" style:font-style-asian="italic" style:font-style-complex="italic"/>
    </style:style>
    <style:style style:name="T14" style:family="text">
      <style:text-properties officeooo:rsid="002912eb"/>
    </style:style>
    <style:style style:name="T15" style:family="text">
      <style:text-properties fo:font-size="10pt" style:font-size-asian="10pt" style:font-size-complex="10pt"/>
    </style:style>
    <style:style style:name="T16" style:family="text">
      <style:text-properties officeooo:rsid="002a7959"/>
    </style:style>
    <style:style style:name="T17" style:family="text">
      <style:text-properties officeooo:rsid="002af11a"/>
    </style:style>
    <style:style style:name="T18" style:family="text">
      <style:text-properties officeooo:rsid="002ef136"/>
    </style:style>
    <style:style style:name="T19" style:family="text">
      <style:text-properties officeooo:rsid="002f934d"/>
    </style:style>
    <style:style style:name="T20" style:family="text">
      <style:text-properties style:font-name="FreeSans" fo:font-size="11pt" officeooo:rsid="002f934d" style:font-size-asian="11pt" style:font-size-complex="11pt"/>
    </style:style>
    <style:style style:name="T21" style:family="text">
      <style:text-properties style:font-name="Monospace" fo:font-size="10pt" officeooo:rsid="0031066a" style:font-size-asian="10pt"/>
    </style:style>
    <style:style style:name="T22" style:family="text">
      <style:text-properties style:font-name="Monospace" fo:font-size="10pt" officeooo:rsid="0032a6d8" style:font-size-asian="10pt"/>
    </style:style>
    <style:style style:name="T23" style:family="text">
      <style:text-properties officeooo:rsid="0033edf5"/>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4ec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RaspiCam Documentation</text:h>
      <text:p text:style-name="Preformatted_20_Text"/>
      <text:p text:style-name="P3">This document describes the use of the three Raspberry Pi camera applications as of <text:span text:style-name="T23">October</text:span>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4">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52" text:outline-level="2">Setting up the Camera hardware</text:h>
      <text:p text:style-name="P15"/>
      <text:p text:style-name="P15"/>
      <text:p text:style-name="P24">Warning. Cameras are static sensitive. Earth yourself prior to handling the PCB, a sink tap/faucet or similar should suffice if you don’t have an earthing strap.</text:p>
      <text:p text:style-name="P4"><text:span text:style-name="T12">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19"/>
      <text:p text:style-name="P29">Although the connectors on the PCB and the Pi are different, they work in a similar way. On the Raspberry Pi, <text:span text:style-name="T12">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26"/>
      <text:h text:style-name="P52" text:outline-level="2">Setting up the Camera software</text:h>
      <text:p text:style-name="P27"/>
      <text:p text:style-name="P30">Execute the following instructions on the command line to download and install the latest kernel, <text:s/>GPU <text:soft-page-break/>firmware and applications. You will need a internet connection for this to work correctly.</text:p>
      <text:p text:style-name="Text_20_body"/>
      <text:p text:style-name="P31">sudo apt-get update</text:p>
      <text:p text:style-name="P31">sudo apt-get upgrade</text:p>
      <text:p text:style-name="Text_20_body"/>
      <text:p text:style-name="P28">Now you need to enable camera support using the raspi-config program you will have used when you first set up your Raspberry Pi.</text:p>
      <text:p text:style-name="Text_20_body"/>
      <text:p text:style-name="P31">sudo raspi-config</text:p>
      <text:p text:style-name="P23"/>
      <text:p text:style-name="P28">Use the cursor keys to move to the camera option and select enable. <text:span text:style-name="T12">On </text:span>exit<text:span text:style-name="T12">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0"/>
      <text:p text:style-name="P21">To test that the system is installed and working, try the following command : </text:p>
      <text:p text:style-name="P21"/>
      <text:p text:style-name="P22">raspistill -v -o test.jpg</text:p>
      <text:p text:style-name="P25"/>
      <text:p text:style-name="P21">The display should show a 5 second preview from the camera and then take a picture, saved to the file test.jpg, whilst display various informational messages.</text:p>
      <text:p text:style-name="P25"/>
      <text:h text:style-name="P52" text:outline-level="2">Troubleshooting</text:h>
      <text:p text:style-name="P25"/>
      <text:p text:style-name="P21">If the camera is not working correctly, there are number of things to try. </text:p>
      <text:list xml:id="list8066321522669754729" text:style-name="L1">
        <text:list-item>
          <text:p text:style-name="P47"><text:bookmark text:name="docs-internal-guid-72ca1b0b-29ac-771d-03f3-23e945771767"/>Are the ribbon connectors all firmly seated and the right way round? They must be straight in their sockets.</text:p>
        </text:list-item>
        <text:list-item>
          <text:p text:style-name="P48">Is the camera module connector firmly attached to the camera PCB? <text:span text:style-name="T12">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48">Have sudo apt-get update, sudo apt-get upgrade <text:span text:style-name="T12">been run?</text:span></text:p>
        </text:list-item>
        <text:list-item>
          <text:p text:style-name="P48">Ha<text:span text:style-name="T12">s </text:span>raspi-config <text:span text:style-name="T12">been run and </text:span>the camera <text:span text:style-name="T12">enabled</text:span>?</text:p>
        </text:list-item>
      </text:list>
      <text:p text:style-name="P19"/>
      <text:p text:style-name="P28">So, if things are still not working, try the following:</text:p>
      <text:p text:style-name="P19"/>
      <text:p text:style-name="P28"><text:span text:style-name="T13">Error : raspistill/raspivid not found.</text:span> This probably means your update/upgrade failed in some way. Try it again.</text:p>
      <text:p text:style-name="P19"/>
      <text:p text:style-name="P28"><text:span text:style-name="T13">Error : ENOMEM displayed.</text:span> Camera is not starting up. Check all connections again. </text:p>
      <text:p text:style-name="P19"/>
      <text:p text:style-name="P28"><text:span text:style-name="T13">Error : ENOSPC displayed.</text:span> Camera is probably running out of GPU memory. Check config.txt in <text:soft-page-break/>the /boot/ folder. The gpu_mem option should be at least 128.</text:p>
      <text:p text:style-name="P19"/>
      <text:p text:style-name="P28">If after all the above, the camera is still not working, it may be defective. Try posting on the Raspberry Pi forum (Camera section) to see if there is any more help available there.</text:p>
      <text:p text:style-name="P28"/>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9">Sets the ISO to be used for captures. Range is 100 to 800.</text:p>
      <text:p text:style-name="P7"><text:soft-page-break/><text:span text:style-name="T16"><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7">auto <text:tab/><text:tab/><text:span text:style-name="T16">U</text:span>se automatic exposure mode</text:p>
      <text:p text:style-name="P17">night <text:tab/><text:tab/>Select setting for night shooting</text:p>
      <text:p text:style-name="P17">nightpreview</text:p>
      <text:p text:style-name="P17">backlight <text:tab/>Select setting for back lit subject</text:p>
      <text:p text:style-name="P17">spotlight<text:tab/><text:tab/></text:p>
      <text:p text:style-name="P17">sports<text:tab/><text:tab/>Select setting for sports (fast shutter etc)</text:p>
      <text:p text:style-name="P17">snow<text:tab/><text:tab/>Select setting optimised for snowy scenery</text:p>
      <text:p text:style-name="P17">beach<text:tab/><text:tab/>Select setting optimised for beach</text:p>
      <text:p text:style-name="P17">verylong<text:tab/>Select setting for long exposures</text:p>
      <text:p text:style-name="P17">fixedfps,<text:tab/>Constrain fps to a fixed value</text:p>
      <text:p text:style-name="P17">antishake<text:tab/>Antishake mode</text:p>
      <text:p text:style-name="P17">fireworks<text:tab/>Select settings</text:p>
      <text:p text:style-name="P3"/>
      <text:p text:style-name="P3">Note that not all of these settings may be implemented, depending on camera tuning.</text:p>
      <text:p text:style-name="P3"/>
      <text:p text:style-name="P3"><text:tab/>--awb,<text:tab/><text:tab/><text:span text:style-name="T14">-</text:span>awb <text:tab/>Set Automatic White Balance (AWB) mode</text:p>
      <text:p text:style-name="P3"/>
      <text:p text:style-name="P17">off <text:s text:c="5"/><text:tab/><text:tab/>Turn off white balance calculation</text:p>
      <text:p text:style-name="P17">auto <text:s text:c="6"/><text:tab/>Automatic mode (default)</text:p>
      <text:p text:style-name="P17">sun <text:s text:c="8"/><text:tab/>Sunny mode</text:p>
      <text:p text:style-name="P17">cloud <text:s text:c="6"/><text:tab/>Cloudy mode</text:p>
      <text:p text:style-name="P17">shade <text:s text:c="6"/><text:tab/>Shaded mode</text:p>
      <text:p text:style-name="P17">tungsten<text:tab/>Tungsten lighting mode</text:p>
      <text:p text:style-name="P17">fluorescent<text:tab/>Fluorescent<text:tab/>lighting mode<text:tab/></text:p>
      <text:p text:style-name="P17">incandescent <text:s text:c="2"/><text:tab/>Incandescent lighting mode</text:p>
      <text:p text:style-name="P17">flash <text:s text:c="2"/><text:tab/><text:tab/>Flash mode</text:p>
      <text:p text:style-name="P17">horizon<text:tab/><text:tab/>Horizon mode</text:p>
      <text:p text:style-name="P3"/>
      <text:p text:style-name="P3"><text:tab/>--imxfx, <text:s text:c="4"/><text:tab/>-ifx<text:tab/>Set image effect</text:p>
      <text:p text:style-name="P3"/>
      <text:p text:style-name="P3">Set an effect to be applied to the image</text:p>
      <text:p text:style-name="P3"/>
      <text:p text:style-name="P17">none<text:tab/><text:tab/>NO effect (default)</text:p>
      <text:p text:style-name="P17">negative<text:tab/>Negate the image <text:s text:c="2"/><text:tab/></text:p>
      <text:p text:style-name="P17">solarise<text:tab/>Solarise the image</text:p>
      <text:p text:style-name="P17">posterize<text:tab/>Posterise the image</text:p>
      <text:p text:style-name="P17">whiteboard<text:tab/>Whiteboard effect</text:p>
      <text:p text:style-name="P17">blackboard<text:tab/>Blackboard effect</text:p>
      <text:p text:style-name="P17">sketch<text:tab/><text:tab/>Sketch style effect</text:p>
      <text:p text:style-name="P17">denoise<text:tab/>Denoise the image</text:p>
      <text:p text:style-name="P17">emboss<text:tab/>Emboss the image</text:p>
      <text:p text:style-name="P17">oilpaint<text:tab/><text:tab/>Apply an oil paint style effect</text:p>
      <text:p text:style-name="P17">hatch<text:tab/><text:tab/>Hatch sketch style</text:p>
      <text:p text:style-name="P17"><text:soft-page-break/>gpen<text:tab/></text:p>
      <text:p text:style-name="P17">pastel<text:tab/><text:tab/>A pastel style effect</text:p>
      <text:p text:style-name="P17">watercolour<text:tab/>A watercolour style effect</text:p>
      <text:p text:style-name="P17">film<text:tab/><text:tab/>Film grain style effect</text:p>
      <text:p text:style-name="P17">blur<text:tab/><text:tab/>Blur the image</text:p>
      <text:p text:style-name="P17">saturation<text:tab/>Colour saturate the image</text:p>
      <text:p text:style-name="P17">colourswap<text:tab/>Not fully implemented</text:p>
      <text:p text:style-name="P17">washedout<text:tab/>Not fully implemented</text:p>
      <text:p text:style-name="P17">posterise <text:s/><text:tab/>Not fully implemented</text:p>
      <text:p text:style-name="P17">colourpoint<text:tab/>Not fully implemented</text:p>
      <text:p text:style-name="P17">colourbalance<text:tab/>Not fully implemented</text:p>
      <text:p text:style-name="P17">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7">average<text:tab/>Average the whole frame for metering.</text:p>
      <text:p text:style-name="P17">spot<text:tab/><text:tab/>Spot metering</text:p>
      <text:p text:style-name="P17">backlit<text:tab/><text:tab/>Assume a backlit image</text:p>
      <text:p text:style-name="P17">matrix<text:tab/><text:tab/>Matrix metering</text:p>
      <text:p text:style-name="P13"/>
      <text:p text:style-name="P33"><text:tab/>--rotation, <text:s/><text:tab/> -rot <text:s/>Set image rotation (0-359)</text:p>
      <text:p text:style-name="P33"/>
      <text:p text:style-name="P33">Sets the rotation of the image in viewfinder and resulting image. This can take any value from 0 upwards, but due to hardware constraints only 0, 90, 180 and 270 degree rotations are supported.</text:p>
      <text:p text:style-name="P33"/>
      <text:p text:style-name="P33"/>
      <text:p text:style-name="P35"><text:tab/>--hflip, <text:s/><text:tab/><text:tab/>-hf <text:tab/>Set horizontal flip</text:p>
      <text:p text:style-name="P33"/>
      <text:p text:style-name="P33">Flips the preview and saved image horizontally.</text:p>
      <text:p text:style-name="P33"/>
      <text:p text:style-name="P35"><text:tab/>--vflip, <text:s text:c="2"/><text:tab/>-vf<text:tab/>Set vertical flip</text:p>
      <text:p text:style-name="P33"/>
      <text:p text:style-name="P33">Flips the preview and saved image vertically.</text:p>
      <text:p text:style-name="P33"/>
      <text:p text:style-name="P34"><text:tab/>--roi,<text:tab/><text:tab/>-roi<text:tab/>Set sensor region of interest </text:p>
      <text:p text:style-name="P34"/>
      <text:p text:style-name="P14">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4"/>
      <text:p text:style-name="P32"><text:tab/><text:tab/>-roi 0.5,0.5,0.25,0.25</text:p>
      <text:p text:style-name="P14"/>
      <text:p text:style-name="P51"><text:tab/><text:span text:style-name="T24">-</text:span>-shutter,<text:tab/><text:span text:style-name="T26">-</text:span><text:span text:style-name="T25">ss<text:tab/>Set shutter speed</text:span></text:p>
      <text:p text:style-name="P51"/>
      <text:p text:style-name="P51"><text:span text:style-name="T24">Set the shutter speed to the specified value (in microseconds). There is currently an upper limit of approximately 330000</text:span><text:span text:style-name="T27">u</text:span><text:span text:style-name="T24">s (330m</text:span><text:span text:style-name="T27">s</text:span><text:span text:style-name="T24">, 0.33s) past which operation is undefined. This is being investigated.</text:span></text:p>
      <text:h text:style-name="P53" text:outline-level="2"><text:soft-page-break/></text:h>
      <text:h text:style-name="Heading_20_2" text:outline-level="2">Application specific settings</text:h>
      <text:p text:style-name="Preformatted_20_Text"/>
      <text:h text:style-name="Heading_20_3" text:outline-level="3">raspistill</text:h>
      <text:p text:style-name="Preformatted_20_Text"/>
      <text:p text:style-name="P18">--width,<text:tab/><text:tab/>-w<text:tab/><text:tab/>Set image width &lt;size&gt;</text:p>
      <text:p text:style-name="P18">--height,<text:tab/>-h<text:tab/><text:tab/>Set image height &lt;size&gt;</text:p>
      <text:p text:style-name="P18">--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8">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7">04</text:span>d at the point in the filename where you want a frame count number to appear. e.g.</text:p>
      <text:p text:style-name="P3"/>
      <text:p text:style-name="P32"><text:tab/><text:tab/>-t 30000 -tl 2000 -o image%<text:span text:style-name="T17">04</text:span>d.jpg</text:p>
      <text:p text:style-name="P3"/>
      <text:p text:style-name="P3">will produce a capture every 2 seconds, over a total period of 30s, named image1.jpg, image<text:span text:style-name="T17">000</text:span>2.jpg..image<text:span text:style-name="T17">00</text:span>15.jpg. <text:span text:style-name="T17">Note that the %04d indicates a 4 digit number with leading zero's added to pad to the required number of digits. So, for example, <text:s/>%08d would result in an 8 digit number.</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4">-</text:span>d<text:tab/> <text:tab/>Run a demo mode &lt;milliseconds&gt;</text:p>
      <text:p text:style-name="P3"/>
      <text:p text:style-name="P3"><text:soft-page-break/>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encoding a file.</text:p>
      <text:p text:style-name="P3"/>
      <text:p text:style-name="P12"><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5">--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text:soft-page-break/></text:p>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16"/>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d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ext:soft-page-break/>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7">Setting 0 will mean the application will run continuously until stopped with Ctrl-C.</text:span></text:p>
      <text:p text:style-name="P3"/>
      <text:p text:style-name="P3"><text:tab/>--demo, <text:tab/><text:span text:style-name="T14">-</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6"><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38"/>
      <text:p text:style-name="P37"><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36"/>
      <text:p text:style-name="P39"><text:span text:style-name="T19"><text:tab/></text:span><text:span text:style-name="T20">--profile,<text:tab/>-pf<text:tab/>Specify H264 profile to use for encoding</text:span></text:p>
      <text:p text:style-name="P49"/>
      <text:p text:style-name="P50">Sets the H264 profile to be used for the encoding. Options are : <text:s/>baseline, main, high.</text:p>
      <text:h text:style-name="Heading_20_2" text:outline-level="2"/>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2"><text:tab/>raspistill -t 2000 -o image.jpg</text:p>
      <text:p text:style-name="P3"><text:soft-page-break/></text:p>
      <text:p text:style-name="P3">Take a capture at a different resolution.</text:p>
      <text:p text:style-name="P3"/>
      <text:p text:style-name="P32"><text:tab/>raspistill -t 2000 -o image.jpg -w 640 -h 480</text:p>
      <text:p text:style-name="P3"/>
      <text:p text:style-name="P3">Now reduce the quality considerably to reduce file size</text:p>
      <text:p text:style-name="P3"/>
      <text:p text:style-name="P32"><text:tab/>raspistill -t 2000 -o image.jpg -q 5</text:p>
      <text:p text:style-name="P3"/>
      <text:p text:style-name="P3">Force the preview to appear at coordinate 100,100, with width 300 and height 200 pixels.</text:p>
      <text:p text:style-name="P3"/>
      <text:p text:style-name="P32"><text:tab/>raspistill -t 2000 -o image.jpg -p 100,100,300,200</text:p>
      <text:p text:style-name="P3"/>
      <text:p text:style-name="P3">Disable preview entirely</text:p>
      <text:p text:style-name="P3"/>
      <text:p text:style-name="P32"><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2"><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2"><text:tab/>raspistill -t 2000 -o image.jpg -x IFDO.Artist=Boris -x GPS.GPSAltitude=1235/10</text:p>
      <text:p text:style-name="P3"/>
      <text:p text:style-name="P3">Set an emboss style image effect</text:p>
      <text:p text:style-name="P3"/>
      <text:p text:style-name="P32"><text:tab/>raspistill -t 2000 -o image.jpg -ifx emboss</text:p>
      <text:p text:style-name="P3"/>
      <text:p text:style-name="P3">Set the U and V channels of the YUV image to specific values (128:128 produces a greyscale image)</text:p>
      <text:p text:style-name="P3"/>
      <text:p text:style-name="P32"><text:tab/>raspistill -t 2000 -o image.jpg -cfx 128:128</text:p>
      <text:p text:style-name="P3"/>
      <text:p text:style-name="P3">Run preview ONLY for 2s, no saved image.</text:p>
      <text:p text:style-name="P3"/>
      <text:p text:style-name="P32"><text:tab/>raspistill -t 2000 </text:p>
      <text:p text:style-name="P3"/>
      <text:p text:style-name="P3">Take timelapse picture, one every 10 seconds for 10 minutes (10 minutes = 600000ms), named image_num_<text:span text:style-name="T18">00</text:span>1_today.jpg, image_num_<text:span text:style-name="T18">00</text:span>2_today.jpg onwards, <text:span text:style-name="T18">with the latest picture also available under the name latest.jpg</text:span>.</text:p>
      <text:p text:style-name="P3"/>
      <text:p text:style-name="P32"><text:tab/>raspistill -t 600000 -tl 10000 -o image_num_%<text:span text:style-name="T18">03</text:span>d_today.jpg -<text:span text:style-name="T18">l latest.jpg</text:span></text:p>
      <text:p text:style-name="P3"/>
      <text:p text:style-name="P3">Take a picture and send image data to stdout</text:p>
      <text:p text:style-name="P3"/>
      <text:p text:style-name="P32"><text:tab/>raspistill -t 2000 -o - </text:p>
      <text:p text:style-name="P3"/>
      <text:p text:style-name="P3">Take a picture and send image data to file</text:p>
      <text:p text:style-name="P3"/>
      <text:p text:style-name="P32"><text:tab/>raspistill -t 2000 -o - &gt; my_file.jpg</text:p>
      <text:p text:style-name="P3"/>
      <text:p text:style-name="P3"/>
      <text:h text:style-name="Heading_20_3" text:outline-level="3"><text:soft-page-break/>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2"><text:tab/>raspivid -t 5000 -o video.h264</text:p>
      <text:p text:style-name="P3"/>
      <text:p text:style-name="P3">Record a 5s clip at a specified bitrate (3.5MBits/s)</text:p>
      <text:p text:style-name="P3"/>
      <text:p text:style-name="P32"><text:tab/>raspivid -t 5000 -o video.h264 -b 3500000</text:p>
      <text:p text:style-name="P3"/>
      <text:p text:style-name="P3">Record a 5s clip at a specified framerate (5fps)</text:p>
      <text:p text:style-name="P3"/>
      <text:p text:style-name="P32"><text:tab/>raspivid -t 5000 -o video.h264 -f 5</text:p>
      <text:p text:style-name="P3"/>
      <text:p text:style-name="P3">Encode a 5s camera stream and send image data to stdout</text:p>
      <text:p text:style-name="P3"/>
      <text:p text:style-name="P32"><text:tab/>raspivid -t 5000 -o - </text:p>
      <text:p text:style-name="P3"/>
      <text:p text:style-name="P3">Encode a 5s camera stream and send image data to file</text:p>
      <text:p text:style-name="P3"/>
      <text:p text:style-name="P32"><text:tab/>raspivid -t 5000 -o - &gt; my_file.h264</text:p>
      <text:p text:style-name="Preformatted_20_Text"/>
      <text:p text:style-name="Preformatted_20_Text"/>
      <text:p text:style-name="Preformatted_20_Text"/>
      <text:h text:style-name="P54" text:outline-level="3">Shell Error Codes</text:h>
      <text:p text:style-name="Preformatted_20_Text"/>
      <text:p text:style-name="P43">The applications described here will return a standard error code to the shell on completion. Possible error codes are : </text:p>
      <text:p text:style-name="P43"/>
      <text:p text:style-name="P43">ER_OK<text:tab/><text:tab/><text:tab/>0<text:tab/>Application ran successfully.</text:p>
      <text:p text:style-name="P40"><text:span text:style-name="T21">EX_USAGE<text:tab/><text:tab/></text:span><text:span text:style-name="T21">64<text:tab/>Bad command line parameter</text:span></text:p>
      <text:p text:style-name="P45">ER_SOFTWARE<text:tab/><text:tab/>70<text:tab/>Software or camera error</text:p>
      <text:p text:style-name="P42"><text:span text:style-name="T21"><text:tab/><text:tab/><text:tab/></text:span><text:span text:style-name="T22">130<text:tab/>Application terminated by ctrl-C.</text:span></text:p>
      <text:p text:style-name="P46"/>
      <text:p text:style-name="P46"/>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04T17:35:24</dc:date>
    <meta:editing-duration>P3DT12H35M14S</meta:editing-duration>
    <meta:editing-cycles>36</meta:editing-cycles>
    <meta:generator>LibreOffice/4.0.2.2$Linux_x86 LibreOffice_project/400m0$Build-2</meta:generator>
    <dc:creator>jamesh </dc:creator>
    <meta:document-statistic meta:table-count="0" meta:image-count="0" meta:object-count="0" meta:page-count="11" meta:paragraph-count="251" meta:word-count="3269" meta:character-count="20587" meta:non-whitespace-character-count="17318"/>
  </office:meta>
</office:document-meta>
</file>